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color="#ff0000"/>
    </style:style>
    <style:style style:name="Sect1" style:family="section">
      <style:section-properties style:editable="fals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OrgInnerSec23">
        <text:h text:style-name="Heading_20_4" text:outline-level="4">Undo:</text:h>
        <text:p text:style-name="Textkörper_20_Einrückung_20_Organon">Es können Aktionen rückgängig gemacht werden, solange nur innerhalb eines Textbereiches bearbeitet wurde. <text:span text:style-name="T1">Mit Wechsel in einen anderen Bereich oder einer anderen Nutzung von Organon, wird der geänderte Text gespeichert und der UndoManager zurückgesetzt, so dass keine Aktion mehr zurückgesetzt werden kann.</text:span></text:p>
        <text:p text:style-name="Textkörper_20_Einrückung_20_Organon">Vorläufig gibt es noch keinen Versionsmanager, mit dem auf ältere Versionen des Textes zurückgegriffen werden kann. Um eine Version des Textes zu sichern, kopiert man den Projektordner und öffnet bei Bedarf das Projekt wieder in Organo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4" style:display-name="Heading 4" style:family="paragraph" style:parent-style-name="Heading" style:next-style-name="Text_20_body" style:default-outline-level="4" style:list-style-name="" style:class="text">
      <style:text-properties fo:font-size="85%" fo:font-style="italic" fo:font-weight="bold"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Textkörper_20_Einrückung_20_Organon" style:display-name="Textkörper Einrückung Organon" style:family="paragraph" style:parent-style-name="Text_20_body_20_indent" style:class="text">
      <style:paragraph-properties fo:line-height="15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0" meta:object-count="0" meta:page-count="1" meta:paragraph-count="3" meta:word-count="79" meta:character-count="548"/>
    <dc:date>2014-06-24T09:50:56.44</dc:date>
    <meta:editing-duration>P0D</meta:editing-duration>
    <meta:editing-cycles>1</meta:editing-cycles>
    <meta:generator>OpenOffice/4.1.0$Win32 OpenOffice.org_project/410m18$Build-9764</meta:generator>
  </office:meta>
</office:document-meta>
</file>